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75cm"/>
    </style:style>
    <style:style style:name="co4" style:family="table-column">
      <style:table-column-properties fo:break-before="auto" style:column-width="0.771cm"/>
    </style:style>
    <style:style style:name="co5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epSpeechIvanRhasspyKen" table:style-name="ta1">
        <table:shapes>
          <draw:frame draw:z-index="0" draw:style-name="gr1" draw:text-style-name="P1" svg:width="21.631cm" svg:height="13.715cm" svg:x="0cm" svg:y="8.269cm">
            <draw:object draw:notify-on-update-of-ranges="DeepSpeechIvanRhasspyKen.A2:DeepSpeechIvanRhasspyKen.A18 DeepSpeechIvanRhasspyKen.B1:DeepSpeechIvanRhasspyKen.B1 DeepSpeechIvanRhasspyKen.B2:DeepSpeechIvanRhasspyKen.B18 DeepSpeechIvanRhasspyKen.C1:DeepSpeechIvanRhasspyKen.C1 DeepSpeechIvanRhasspyKen.C2:DeepSpeechIvanRhasspyKen.C18 DeepSpeechIvanRhasspyKen.D1:DeepSpeechIvanRhasspyKen.D1 DeepSpeechIvanRhasspyKen.D2:DeepSpeechIvanRhasspyKen.D18 DeepSpeechIvanRhasspyKen.E1:DeepSpeechIvanRhasspyKen.E1 DeepSpeechIvanRhasspyKen.E2:DeepSpeechIvanRhasspyKen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547cm" svg:height="12.12cm" svg:x="23.497cm" svg:y="0cm">
            <draw:object draw:notify-on-update-of-ranges="DeepSpeechIvanRhasspyKen.A2:DeepSpeechIvanRhasspyKen.A18 DeepSpeechIvanRhasspyKen.D1:DeepSpeechIvanRhasspyKen.D1 DeepSpeechIvanRhasspyKen.D2:DeepSpeechIvanRhasspyKen.D18 DeepSpeechIvanRhasspyKen.G1:DeepSpeechIvanRhasspyKen.G1 DeepSpeechIvanRhasspyKen.G2:DeepSpeechIvanRhasspyKen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3cm" svg:height="10.856cm" svg:x="22.607cm" svg:y="11.199cm">
            <draw:object draw:notify-on-update-of-ranges="DeepSpeechIvanRhasspyKen.A2:DeepSpeechIvanRhasspyKen.A18 DeepSpeechIvanRhasspyKen.E1:DeepSpeechIvanRhasspyKen.E1 DeepSpeechIvanRhasspyKen.E2:DeepSpeechIvanRhasspyKen.E18 DeepSpeechIvanRhasspyKen.F1:DeepSpeechIvanRhasspyKen.F1 DeepSpeechIvanRhasspyKen.F2:DeepSpeechIvanRhasspyKen.F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Mejor Alfa</text:p>
          </table:table-cell>
          <table:table-cell office:value-type="string" calcext:value-type="string">
            <text:p>Mejor Beta</text:p>
          </table:table-cell>
          <table:table-cell office:value-type="string" calcext:value-type="string">
            <text:p>Mejor CER</text:p>
          </table:table-cell>
          <table:table-cell office:value-type="string" calcext:value-type="string">
            <text:p>Mejor WER</text:p>
          </table:table-cell>
          <table:table-cell office:value-type="string" calcext:value-type="string">
            <text:p>WER medio</text:p>
          </table:table-cell>
          <table:table-cell office:value-type="string" calcext:value-type="string">
            <text:p>CER me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19259" calcext:value-type="float">
            <text:p>0,0819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625" calcext:value-type="float">
            <text:p>0,625</text:p>
          </table:table-cell>
          <table:table-cell office:value-type="float" office:value="0.7138" calcext:value-type="float">
            <text:p>0,7138</text:p>
          </table:table-cell>
          <table:table-cell office:value-type="float" office:value="0.39669" calcext:value-type="float">
            <text:p>0,39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" calcext:value-type="float">
            <text:p>0,175</text:p>
          </table:table-cell>
          <table:table-cell office:value-type="float" office:value="0.107755" calcext:value-type="float">
            <text:p>0,107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" calcext:value-type="float">
            <text:p>0,273</text:p>
          </table:table-cell>
          <table:table-cell office:value-type="float" office:value="0.136" calcext:value-type="float">
            <text:p>0,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0.24" calcext:value-type="float">
            <text:p>0,24</text:p>
          </table:table-cell>
          <table:table-cell office:value-type="float" office:value="0.5" calcext:value-type="float">
            <text:p>0,5</text:p>
          </table:table-cell>
          <table:table-cell office:value-type="float" office:value="0.579" calcext:value-type="float">
            <text:p>0,579</text:p>
          </table:table-cell>
          <table:table-cell office:value-type="float" office:value="0.296" calcext:value-type="float">
            <text:p>0,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,0666666666666667</text:p>
          </table:table-cell>
          <table:table-cell office:value-type="float" office:value="0.14285" calcext:value-type="float">
            <text:p>0,14285</text:p>
          </table:table-cell>
          <table:table-cell office:value-type="float" office:value="0.18063" calcext:value-type="float">
            <text:p>0,18063</text:p>
          </table:table-cell>
          <table:table-cell office:value-type="float" office:value="0.0989" calcext:value-type="float">
            <text:p>0,0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9285714285714" calcext:value-type="float">
            <text:p>0,339285714285714</text:p>
          </table:table-cell>
          <table:table-cell office:value-type="float" office:value="0.75" calcext:value-type="float">
            <text:p>0,75</text:p>
          </table:table-cell>
          <table:table-cell office:value-type="float" office:value="0.77066" calcext:value-type="float">
            <text:p>0,77066</text:p>
          </table:table-cell>
          <table:table-cell office:value-type="float" office:value="0.457939" calcext:value-type="float">
            <text:p>0,457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136363636363636" calcext:value-type="float">
            <text:p>0,136363636363636</text:p>
          </table:table-cell>
          <table:table-cell office:value-type="float" office:value="0.2857" calcext:value-type="float">
            <text:p>0,2857</text:p>
          </table:table-cell>
          <table:table-cell office:value-type="float" office:value="0.3636" calcext:value-type="float">
            <text:p>0,3636</text:p>
          </table:table-cell>
          <table:table-cell office:value-type="float" office:value="0.14876" calcext:value-type="float">
            <text:p>0,14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0909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291" calcext:value-type="float">
            <text:p>0,291</text:p>
          </table:table-cell>
          <table:table-cell office:value-type="float" office:value="0.135987" calcext:value-type="float">
            <text:p>0,135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279069767442" calcext:value-type="float">
            <text:p>0,116279069767442</text:p>
          </table:table-cell>
          <table:table-cell office:value-type="float" office:value="0.5" calcext:value-type="float">
            <text:p>0,5</text:p>
          </table:table-cell>
          <table:table-cell office:value-type="float" office:value="0.6188" calcext:value-type="float">
            <text:p>0,6188</text:p>
          </table:table-cell>
          <table:table-cell office:value-type="float" office:value="0.304631" calcext:value-type="float">
            <text:p>0,3046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4" calcext:value-type="float">
            <text:p>0,4</text:p>
          </table:table-cell>
          <table:table-cell office:value-type="float" office:value="0.681" calcext:value-type="float">
            <text:p>0,681</text:p>
          </table:table-cell>
          <table:table-cell office:value-type="float" office:value="0.394" calcext:value-type="float">
            <text:p>0,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5" calcext:value-type="float">
            <text:p>0,5</text:p>
          </table:table-cell>
          <table:table-cell office:value-type="float" office:value="0.909" calcext:value-type="float">
            <text:p>0,909</text:p>
          </table:table-cell>
          <table:table-cell office:value-type="float" office:value="0.4628099" calcext:value-type="float">
            <text:p>0,4628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0.862" calcext:value-type="float">
            <text:p>0,862</text:p>
          </table:table-cell>
          <table:table-cell office:value-type="float" office:value="0.4676" calcext:value-type="float">
            <text:p>0,4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0227272727272727" calcext:value-type="float">
            <text:p>0,0227272727272727</text:p>
          </table:table-cell>
          <table:table-cell office:value-type="float" office:value="0.1428" calcext:value-type="float">
            <text:p>0,1428</text:p>
          </table:table-cell>
          <table:table-cell office:value-type="float" office:value="0.32939" calcext:value-type="float">
            <text:p>0,32939</text:p>
          </table:table-cell>
          <table:table-cell office:value-type="float" office:value="0.1641" calcext:value-type="float">
            <text:p>0,1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418181818181818" calcext:value-type="float">
            <text:p>0,418181818181818</text:p>
          </table:table-cell>
          <table:table-cell office:value-type="float" office:value="0.75" calcext:value-type="float">
            <text:p>0,75</text:p>
          </table:table-cell>
          <table:table-cell office:value-type="float" office:value="0.8622" calcext:value-type="float">
            <text:p>0,8622</text:p>
          </table:table-cell>
          <table:table-cell office:value-type="float" office:value="0.5316" calcext:value-type="float">
            <text:p>0,53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9" calcext:value-type="float">
            <text:p>0,9</text:p>
          </table:table-cell>
          <table:table-cell office:value-type="float" office:value="0.186046511627907" calcext:value-type="float">
            <text:p>0,186046511627907</text:p>
          </table:table-cell>
          <table:table-cell office:value-type="float" office:value="0.42857" calcext:value-type="float">
            <text:p>0,42857</text:p>
          </table:table-cell>
          <table:table-cell office:value-type="float" office:value="0.50885" calcext:value-type="float">
            <text:p>0,50885</text:p>
          </table:table-cell>
          <table:table-cell office:value-type="float" office:value="0.31174" calcext:value-type="float">
            <text:p>0,31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oLargo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8555555" calcext:value-type="float">
            <text:p>0,8555555</text:p>
          </table:table-cell>
          <table:table-cell office:value-type="float" office:value="0.867814" calcext:value-type="float">
            <text:p>0,867814</text:p>
          </table:table-cell>
          <table:table-cell office:value-type="float" office:value="0.799056" calcext:value-type="float">
            <text:p>0,79905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2:15:05.8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22:16:44.936000000</dc:date>
    <meta:editing-duration>PT29M34S</meta:editing-duration>
    <meta:editing-cycles>2</meta:editing-cycles>
    <meta:generator>LibreOffice/7.2.5.2$Windows_X86_64 LibreOffice_project/499f9727c189e6ef3471021d6132d4c694f357e5</meta:generator>
    <meta:document-statistic meta:table-count="1" meta:cell-count="12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2762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32cm" svg:height="13.716cm" xlink:href=".." xlink:type="simple" chart:class="chart:bar" chart:style-name="ch1">
        <chart:title svg:x="8.045cm" svg:y="0.41cm" chart:style-name="ch2">
          <text:p>Mejores datos según texto</text:p>
        </chart:title>
        <chart:subtitle svg:x="7.094cm" svg:y="1.489cm" chart:style-name="ch3">
          <text:p>Deepspeech, Modelo Rhasspy, Scorer Ken</text:p>
        </chart:subtitle>
        <chart:legend chart:legend-position="end" svg:x="19.057cm" svg:y="5.8cm" style:legend-expansion="high" chart:style-name="ch4"/>
        <chart:plot-area chart:style-name="ch5" table:cell-range-address="DeepSpeechIvanRhasspyKen.A1:DeepSpeechIvanRhasspyKen.E18" chart:data-source-has-labels="both" svg:x="0.432cm" svg:y="2.42cm" svg:width="18.193cm" svg:height="10.051cm">
          <chart:coordinate-region svg:x="1.837cm" svg:y="2.42cm" svg:width="16.788cm" svg:height="7.548cm"/>
          <chart:axis chart:dimension="x" chart:name="primary-x" chart:style-name="ch6" chartooo:axis-type="auto">
            <chartooo:date-scale/>
            <chart:title svg:x="8.381cm" svg:y="12.745cm" chart:style-name="ch7">
              <text:p>Texto analizado</text:p>
            </chart:title>
            <chart:categories table:cell-range-address="DeepSpeechIvanRhasspyKen.A2:DeepSpeechIvanRhasspyKen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RhasspyKen.B2:DeepSpeechIvanRhasspyKen.B18" chart:label-cell-address="DeepSpeechIvanRhasspyKen.B1:DeepSpeechIvanRhasspyKen.B1" chart:class="chart:bar">
            <chart:data-point chart:repeated="17"/>
          </chart:series>
          <chart:series chart:style-name="ch11" chart:values-cell-range-address="DeepSpeechIvanRhasspyKen.C2:DeepSpeechIvanRhasspyKen.C18" chart:label-cell-address="DeepSpeechIvanRhasspyKen.C1:DeepSpeechIvanRhasspyKen.C1" chart:class="chart:bar">
            <chart:data-point chart:repeated="17"/>
          </chart:series>
          <chart:series chart:style-name="ch12" chart:values-cell-range-address="DeepSpeechIvanRhasspyKen.D2:DeepSpeechIvanRhasspyKen.D18" chart:label-cell-address="DeepSpeechIvanRhasspyKen.D1:DeepSpeechIvanRhasspyKen.D1" chart:class="chart:bar">
            <chart:data-point chart:repeated="17"/>
          </chart:series>
          <chart:series chart:style-name="ch13" chart:values-cell-range-address="DeepSpeechIvanRhasspyKen.E2:DeepSpeechIvanRhasspyKen.E18" chart:label-cell-address="DeepSpeechIvanRhasspyKen.E1:DeepSpeechIvanRhasspyKen.E1" chart:class="chart:ba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Alfa</text:p>
                <draw:g>
                  <svg:desc>DeepSpeechIvanRhasspyKen.B1:DeepSpeechIvanRhasspyKen.B1</svg:desc>
                </draw:g>
              </table:table-cell>
              <table:table-cell office:value-type="string">
                <text:p>Mejor Beta</text:p>
                <draw:g>
                  <svg:desc>DeepSpeechIvanRhasspyKen.C1:DeepSpeechIvanRhasspyKen.C1</svg:desc>
                </draw:g>
              </table:table-cell>
              <table:table-cell office:value-type="string">
                <text:p>Mejor CER</text:p>
                <draw:g>
                  <svg:desc>DeepSpeechIvanRhasspyKen.D1:DeepSpeechIvanRhasspyKen.D1</svg:desc>
                </draw:g>
              </table:table-cell>
              <table:table-cell office:value-type="string">
                <text:p>Mejor WER</text:p>
                <draw:g>
                  <svg:desc>DeepSpeechIvanRhasspyKen.E1:DeepSpeechIvanRhasspyKe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Ken.A2:DeepSpeechIvanRhasspyKen.A18</svg:desc>
                </draw:g>
              </table:table-cell>
              <table:table-cell office:value-type="float" office:value="1.9">
                <text:p>1.9</text:p>
                <draw:g>
                  <svg:desc>DeepSpeechIvanRhasspyKen.B2:DeepSpeechIvanRhasspyKen.B18</svg:desc>
                </draw:g>
              </table:table-cell>
              <table:table-cell office:value-type="float" office:value="0.9">
                <text:p>0.9</text:p>
                <draw:g>
                  <svg:desc>DeepSpeechIvanRhasspyKen.C2:DeepSpeechIvanRhasspyKen.C18</svg:desc>
                </draw:g>
              </table:table-cell>
              <table:table-cell office:value-type="float" office:value="0">
                <text:p>0</text:p>
                <draw:g>
                  <svg:desc>DeepSpeechIvanRhasspyKen.D2:DeepSpeechIvanRhasspyKen.D18</svg:desc>
                </draw:g>
              </table:table-cell>
              <table:table-cell office:value-type="float" office:value="0">
                <text:p>0</text:p>
                <draw:g>
                  <svg:desc>DeepSpeechIvanRhasspyKen.E2:DeepSpeechIvanRhasspyKen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1.9">
                <text:p>1.9</text:p>
              </table:table-cell>
              <table:table-cell office:value-type="float" office:value="0.6">
                <text:p>0.6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14285">
                <text:p>0.14285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2857">
                <text:p>0.2857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428">
                <text:p>0.1428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1.4">
                <text:p>1.4</text:p>
              </table:table-cell>
              <table:table-cell office:value-type="float" office:value="0.9">
                <text:p>0.9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42857">
                <text:p>0.42857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1.3">
                <text:p>1.3</text:p>
              </table:table-cell>
              <table:table-cell office:value-type="float" office:value="0.8">
                <text:p>0.8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555555">
                <text:p>0.8555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48cm" svg:height="12.121cm" xlink:href=".." xlink:type="simple" chart:class="chart:bar" chart:style-name="ch1">
        <chart:title svg:x="7.315cm" svg:y="0.378cm" chart:style-name="ch2">
          <text:p>Estadísticas de CER según texto</text:p>
        </chart:title>
        <chart:subtitle svg:x="7.052cm" svg:y="1.425cm" chart:style-name="ch3">
          <text:p>Deepspeech, Modelo Rhasspy, Scorer Ken</text:p>
        </chart:subtitle>
        <chart:legend chart:legend-position="end" svg:x="18.994cm" svg:y="5.506cm" style:legend-expansion="high" chart:style-name="ch4"/>
        <chart:plot-area chart:style-name="ch5" table:cell-range-address="DeepSpeechIvanRhasspyKen.A2:DeepSpeechIvanRhasspyKen.A18 DeepSpeechIvanRhasspyKen.D1:DeepSpeechIvanRhasspyKen.D18 DeepSpeechIvanRhasspyKen.G1:DeepSpeechIvanRhasspyKen.G18" chart:data-source-has-labels="both" svg:x="0.43cm" svg:y="2.324cm" svg:width="18.134cm" svg:height="8.584cm">
          <chart:coordinate-region svg:x="1.837cm" svg:y="2.324cm" svg:width="16.727cm" svg:height="6.08cm"/>
          <chart:axis chart:dimension="x" chart:name="primary-x" chart:style-name="ch6" chartooo:axis-type="auto">
            <chartooo:date-scale/>
            <chart:title svg:x="8.35cm" svg:y="11.15cm" chart:style-name="ch7">
              <text:p>Texto analizado</text:p>
            </chart:title>
            <chart:categories table:cell-range-address="DeepSpeechIvanRhasspyKen.A2:DeepSpeechIvanRhasspyKen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RhasspyKen.D2:DeepSpeechIvanRhasspyKen.D18" chart:label-cell-address="DeepSpeechIvanRhasspyKen.D1:DeepSpeechIvanRhasspyKen.D1" chart:class="chart:bar">
            <chart:data-point chart:repeated="17"/>
          </chart:series>
          <chart:series chart:style-name="ch11" chart:values-cell-range-address="DeepSpeechIvanRhasspyKen.G2:DeepSpeechIvanRhasspyKen.G18" chart:label-cell-address="DeepSpeechIvanRhasspyKen.G1:DeepSpeechIvanRhasspyKen.G1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ER</text:p>
                <draw:g>
                  <svg:desc>DeepSpeechIvanRhasspyKen.D1:DeepSpeechIvanRhasspyKen.D1</svg:desc>
                </draw:g>
              </table:table-cell>
              <table:table-cell office:value-type="string">
                <text:p>CER medio</text:p>
                <draw:g>
                  <svg:desc>DeepSpeechIvanRhasspyKen.G1:DeepSpeechIvanRhasspyKe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Ken.A2:DeepSpeechIvanRhasspyKen.A18</svg:desc>
                </draw:g>
              </table:table-cell>
              <table:table-cell office:value-type="float" office:value="0">
                <text:p>0</text:p>
                <draw:g>
                  <svg:desc>DeepSpeechIvanRhasspyKen.D2:DeepSpeechIvanRhasspyKen.D18</svg:desc>
                </draw:g>
              </table:table-cell>
              <table:table-cell office:value-type="float" office:value="0.0819259">
                <text:p>0.0819259</text:p>
                <draw:g>
                  <svg:desc>DeepSpeechIvanRhasspyKen.G2:DeepSpeechIvanRhasspyKen.G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39669">
                <text:p>0.39669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07755">
                <text:p>0.107755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4">
                <text:p>0.24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457939">
                <text:p>0.457939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4876">
                <text:p>0.14876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35987">
                <text:p>0.135987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304631">
                <text:p>0.304631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12">
                <text:p>0.12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4628099">
                <text:p>0.4628099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676">
                <text:p>0.4676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641">
                <text:p>0.1641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5316">
                <text:p>0.5316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799056">
                <text:p>0.799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1cm" svg:height="10.857cm" xlink:href=".." xlink:type="simple" chart:class="chart:bar" chart:style-name="ch1">
        <chart:title svg:x="6.138cm" svg:y="0.353cm" chart:style-name="ch2">
          <text:p>Estadísticas de WER según texto</text:p>
        </chart:title>
        <chart:subtitle svg:x="5.928cm" svg:y="1.375cm" chart:style-name="ch3">
          <text:p>Deepspeech, Modelo Rhasspy, Scorer Ken</text:p>
        </chart:subtitle>
        <chart:legend chart:legend-position="end" svg:x="16.662cm" svg:y="4.874cm" style:legend-expansion="high" chart:style-name="ch4"/>
        <chart:plot-area chart:style-name="ch5" table:cell-range-address="DeepSpeechIvanRhasspyKen.A2:DeepSpeechIvanRhasspyKen.A18 DeepSpeechIvanRhasspyKen.E1:DeepSpeechIvanRhasspyKen.F18" chart:data-source-has-labels="both" svg:x="0.386cm" svg:y="2.249cm" svg:width="15.89cm" svg:height="7.42cm">
          <chart:coordinate-region svg:x="1.859cm" svg:y="2.249cm" svg:width="14.417cm" svg:height="4.917cm"/>
          <chart:axis chart:dimension="x" chart:name="primary-x" chart:style-name="ch6" chartooo:axis-type="auto">
            <chartooo:date-scale/>
            <chart:title svg:x="7.162cm" svg:y="9.886cm" chart:style-name="ch7">
              <text:p>Texto Analizado</text:p>
            </chart:title>
            <chart:categories table:cell-range-address="DeepSpeechIvanRhasspyKen.A2:DeepSpeechIvanRhasspyKen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RhasspyKen.E2:DeepSpeechIvanRhasspyKen.E18" chart:label-cell-address="DeepSpeechIvanRhasspyKen.E1:DeepSpeechIvanRhasspyKen.E1" chart:class="chart:bar">
            <chart:data-point chart:repeated="17"/>
          </chart:series>
          <chart:series chart:style-name="ch11" chart:values-cell-range-address="DeepSpeechIvanRhasspyKen.F2:DeepSpeechIvanRhasspyKen.F18" chart:label-cell-address="DeepSpeechIvanRhasspyKen.F1:DeepSpeechIvanRhasspyKen.F1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WER</text:p>
                <draw:g>
                  <svg:desc>DeepSpeechIvanRhasspyKen.E1:DeepSpeechIvanRhasspyKen.E1</svg:desc>
                </draw:g>
              </table:table-cell>
              <table:table-cell office:value-type="string">
                <text:p>WER medio</text:p>
                <draw:g>
                  <svg:desc>DeepSpeechIvanRhasspyKen.F1:DeepSpeechIvanRhasspyKe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RhasspyKen.A2:DeepSpeechIvanRhasspyKen.A18</svg:desc>
                </draw:g>
              </table:table-cell>
              <table:table-cell office:value-type="float" office:value="0">
                <text:p>0</text:p>
                <draw:g>
                  <svg:desc>DeepSpeechIvanRhasspyKen.E2:DeepSpeechIvanRhasspyKen.E18</svg:desc>
                </draw:g>
              </table:table-cell>
              <table:table-cell office:value-type="float" office:value="0.107">
                <text:p>0.107</text:p>
                <draw:g>
                  <svg:desc>DeepSpeechIvanRhasspyKen.F2:DeepSpeechIvanRhasspyKen.F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625">
                <text:p>0.625</text:p>
              </table:table-cell>
              <table:table-cell office:value-type="float" office:value="0.7138">
                <text:p>0.7138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">
                <text:p>0.5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4285">
                <text:p>0.14285</text:p>
              </table:table-cell>
              <table:table-cell office:value-type="float" office:value="0.18063">
                <text:p>0.18063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75">
                <text:p>0.75</text:p>
              </table:table-cell>
              <table:table-cell office:value-type="float" office:value="0.77066">
                <text:p>0.77066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2857">
                <text:p>0.2857</text:p>
              </table:table-cell>
              <table:table-cell office:value-type="float" office:value="0.3636">
                <text:p>0.3636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4">
                <text:p>0.4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75">
                <text:p>0.75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428">
                <text:p>0.1428</text:p>
              </table:table-cell>
              <table:table-cell office:value-type="float" office:value="0.32939">
                <text:p>0.32939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75">
                <text:p>0.75</text:p>
              </table:table-cell>
              <table:table-cell office:value-type="float" office:value="0.8622">
                <text:p>0.8622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57">
                <text:p>0.42857</text:p>
              </table:table-cell>
              <table:table-cell office:value-type="float" office:value="0.50885">
                <text:p>0.5088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555555">
                <text:p>0.8555555</text:p>
              </table:table-cell>
              <table:table-cell office:value-type="float" office:value="0.867814">
                <text:p>0.8678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